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6.05895833333333cm" style:use-optimal-column-width="true"/>
    </style:style>
    <style:style style:name="co3" style:family="table-column">
      <style:table-column-properties fo:break-before="auto" style:column-width="3.095625cm" style:use-optimal-column-width="true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2.64583333333333cm" style:use-optimal-column-width="true"/>
    </style:style>
    <style:style style:name="co6" style:family="table-column">
      <style:table-column-properties fo:break-before="auto" style:column-width="3.22791666666667cm" style:use-optimal-column-width="true"/>
    </style:style>
    <style:style style:name="co7" style:family="table-column">
      <style:table-column-properties fo:break-before="auto" style:column-width="3.78354166666667cm" style:use-optimal-column-width="true"/>
    </style:style>
    <style:style style:name="co8" style:family="table-column">
      <style:table-column-properties fo:break-before="auto" style:column-width="4.60375cm" style:use-optimal-column-width="true"/>
    </style:style>
    <style:style style:name="co9" style:family="table-column">
      <style:table-column-properties fo:break-before="auto" style:column-width="1.85208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Example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6374" table:default-cell-style-name="ce1"/>
        <table:table-row table:style-name="ro1">
          <table:table-cell/>
          <table:table-cell table:number-columns-repeated="9" table:style-name="ce2"/>
          <table:table-cell table:number-columns-repeated="16374"/>
        </table:table-row>
        <table:table-row table:style-name="ro2">
          <table:table-cell/>
          <table:table-cell table:style-name="ce2"/>
          <table:table-cell office:value-type="string" table:style-name="ce3">
            <text:p>Example of Asymptotic Functional Analysis with a Third Order Polynomial</text:p>
          </table:table-cell>
          <table:table-cell table:number-columns-repeated="6" table:style-name="ce4"/>
          <table:table-cell table:style-name="ce2"/>
          <table:table-cell table:number-columns-repeated="16374"/>
        </table:table-row>
        <table:table-row table:style-name="ro2">
          <table:table-cell/>
          <table:table-cell table:style-name="ce2"/>
          <table:table-cell table:style-name="ce4"/>
          <table:table-cell office:value-type="string" table:style-name="ce3">
            <text:p>How it behaves when scaling</text:p>
          </table:table-cell>
          <table:table-cell table:number-columns-repeated="5" table:style-name="ce4"/>
          <table:table-cell table:style-name="ce2"/>
          <table:table-cell table:number-columns-repeated="16374"/>
        </table:table-row>
        <table:table-row table:number-rows-repeated="3" table:style-name="ro1">
          <table:table-cell/>
          <table:table-cell table:number-columns-repeated="9" table:style-name="ce2"/>
          <table:table-cell table:number-columns-repeated="16374"/>
        </table:table-row>
        <table:table-row table:style-name="ro1">
          <table:table-cell/>
          <table:table-cell office:value-type="string" table:style-name="ce2">
            <text:p>f(n) =</text:p>
          </table:table-cell>
          <table:table-cell office:value-type="string" table:style-name="ce2">
            <text:p>c=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*n^1</text:p>
          </table:table-cell>
          <table:table-cell office:value-type="string" table:style-name="ce2">
            <text:p>g(n)=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string" table:style-name="ce2">
            <text:p>*n^1</text:p>
          </table:table-cell>
          <table:table-cell table:style-name="ce2"/>
          <table:table-cell table:number-columns-repeated="16374"/>
        </table:table-row>
        <table:table-row table:style-name="ro1">
          <table:table-cell/>
          <table:table-cell table:style-name="ce2"/>
          <table:table-cell office:value-type="string" table:style-name="ce2">
            <text:p>d=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*n^0</text:p>
          </table:table-cell>
          <table:table-cell table:number-columns-repeated="5" table:style-name="ce2"/>
          <table:table-cell table:number-columns-repeated="16374"/>
        </table:table-row>
        <table:table-row table:style-name="ro1">
          <table:table-cell/>
          <table:table-cell table:number-columns-repeated="2" table:style-name="ce2"/>
          <table:table-cell office:value-type="float" office:value="7" table:style-name="ce2">
            <text:p>7</text:p>
          </table:table-cell>
          <table:table-cell office:value-type="string" table:style-name="ce2">
            <text:p>Noise</text:p>
          </table:table-cell>
          <table:table-cell office:value-type="string" table:style-name="ce2">
            <text:p>g(n)=</text:p>
          </table:table-cell>
          <table:table-cell office:value-type="float" office:value="6.2" table:style-name="ce2">
            <text:p>6.2</text:p>
          </table:table-cell>
          <table:table-cell table:style-name="ce2"/>
          <table:table-cell office:value-type="string" table:style-name="ce2">
            <text:p>*n^1</text:p>
          </table:table-cell>
          <table:table-cell table:style-name="ce2"/>
          <table:table-cell table:number-columns-repeated="16374"/>
        </table:table-row>
        <table:table-row table:style-name="ro1">
          <table:table-cell/>
          <table:table-cell table:number-columns-repeated="9" table:style-name="ce2"/>
          <table:table-cell table:number-columns-repeated="16374"/>
        </table:table-row>
        <table:table-row table:style-name="ro1">
          <table:table-cell/>
          <table:table-cell table:style-name="ce2"/>
          <table:table-cell office:value-type="string" table:style-name="ce2">
            <text:p>c'=</text:p>
          </table:table-cell>
          <table:table-cell office:value-type="float" office:value="5.0915400000000002" table:style-name="ce2">
            <text:p>5.09154</text:p>
          </table:table-cell>
          <table:table-cell table:number-columns-repeated="4" table:style-name="ce2"/>
          <table:table-cell office:value-type="string" table:style-name="ce2">
            <text:p>Big Oh Upper Bound</text:p>
          </table:table-cell>
          <table:table-cell office:value-type="string" table:style-name="ce2">
            <text:p>Big Omega Lower Bound</text:p>
          </table:table-cell>
          <table:table-cell table:number-columns-repeated="16374"/>
        </table:table-row>
        <table:table-row table:style-name="ro1">
          <table:table-cell/>
          <table:table-cell table:style-name="ce2"/>
          <table:table-cell office:value-type="string" table:style-name="ce2">
            <text:p>d'=</text:p>
          </table:table-cell>
          <table:table-cell office:value-type="float" office:value="9.0988900000000008" table:style-name="ce2">
            <text:p>9.09889</text:p>
          </table:table-cell>
          <table:table-cell table:number-columns-repeated="6" table:style-name="ce2"/>
          <table:table-cell table:number-columns-repeated="16374"/>
        </table:table-row>
        <table:table-row table:style-name="ro1">
          <table:table-cell/>
          <table:table-cell table:number-columns-repeated="3" table:style-name="ce2"/>
          <table:table-cell office:value-type="string" table:style-name="ce2">
            <text:p>f(n)=c*n^1+d*n^o</text:p>
          </table:table-cell>
          <table:table-cell table:number-columns-repeated="2" table:style-name="ce2"/>
          <table:table-cell office:value-type="string" table:style-name="ce2">
            <text:p>f''(n)=c'*n^1+d'*n^o</text:p>
          </table:table-cell>
          <table:table-cell table:number-columns-repeated="2" table:style-name="ce2"/>
          <table:table-cell table:number-columns-repeated="16374"/>
        </table:table-row>
        <table:table-row table:style-name="ro1">
          <table:table-cell/>
          <table:table-cell office:value-type="string" table:style-name="ce2">
            <text:p><text:s/>N^0</text:p>
          </table:table-cell>
          <table:table-cell office:value-type="string" table:style-name="ce2">
            <text:p>N^1</text:p>
          </table:table-cell>
          <table:table-cell table:style-name="ce2"/>
          <table:table-cell office:value-type="string" table:style-name="ce2">
            <text:p>f(n)</text:p>
          </table:table-cell>
          <table:table-cell office:value-type="string" table:style-name="ce2">
            <text:p>f'(n)=f(n)+noise</text:p>
          </table:table-cell>
          <table:table-cell office:value-type="string" table:style-name="ce2">
            <text:p>Error</text:p>
          </table:table-cell>
          <table:table-cell office:value-type="string" table:style-name="ce2">
            <text:p>f''(n)</text:p>
          </table:table-cell>
          <table:table-cell office:value-type="string" table:style-name="ce2">
            <text:p>C"*g(n)</text:p>
          </table:table-cell>
          <table:table-cell office:value-type="string" table:style-name="ce2">
            <text:p>C"*g(n)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5" table:formula="of:=[.$D$7]*[.C15]+[.$D$8]*[.B15]" table:style-name="ce2">
            <text:p>15</text:p>
          </table:table-cell>
          <table:table-cell office:value-type="float" office:value="13.380650317349566" table:formula="of:=[.E15]+RAND()*[.$D$9]-[.$D$9]/2" table:style-name="ce2">
            <text:p>13.38065032</text:p>
          </table:table-cell>
          <table:table-cell office:value-type="float" office:value="1.6193496826504337" table:formula="of:=[.E15]-[.F15]" table:style-name="ce2">
            <text:p>1.619349683</text:p>
          </table:table-cell>
          <table:table-cell office:value-type="float" office:value="14.190430000000001" table:formula="of:=[.$D$11]*[.C15]+[.$D$12]*[.B15]" table:style-name="ce2">
            <text:p>14.19043</text:p>
          </table:table-cell>
          <table:table-cell office:value-type="float" office:value="6.2" table:formula="of:=[.$G$9]*[.C15]" table:style-name="ce2">
            <text:p>6.2</text:p>
          </table:table-cell>
          <table:table-cell office:value-type="float" office:value="5" table:formula="of:=[.$G$7]*[.C15]" table:style-name="ce2">
            <text:p>5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0" table:formula="of:=[.$D$7]*[.C16]+[.$D$8]*[.B16]" table:style-name="ce2">
            <text:p>20</text:p>
          </table:table-cell>
          <table:table-cell office:value-type="float" office:value="18.614732800658182" table:formula="of:=[.E16]+RAND()*[.$D$9]-[.$D$9]/2" table:style-name="ce2">
            <text:p>18.6147328</text:p>
          </table:table-cell>
          <table:table-cell office:value-type="float" office:value="1.3852671993418184" table:formula="of:=[.E16]-[.F16]" table:style-name="ce2">
            <text:p>1.385267199</text:p>
          </table:table-cell>
          <table:table-cell office:value-type="float" office:value="19.281970000000001" table:formula="of:=[.$D$11]*[.C16]+[.$D$12]*[.B16]" table:style-name="ce2">
            <text:p>19.28197</text:p>
          </table:table-cell>
          <table:table-cell office:value-type="float" office:value="12.4" table:formula="of:=[.$G$9]*[.C16]" table:style-name="ce2">
            <text:p>12.4</text:p>
          </table:table-cell>
          <table:table-cell office:value-type="float" office:value="10" table:formula="of:=[.$G$7]*[.C16]" table:style-name="ce2">
            <text:p>1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table:style-name="ce2">
            <draw:frame draw:z-index="1" draw:id="id0" draw:style-name="a0" draw:name="Chart 3" svg:x="0.21667in" svg:y="0.11458in" svg:width="6.91875in" svg:height="3.02084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office:value-type="float" office:value="25" table:formula="of:=[.$D$7]*[.C17]+[.$D$8]*[.B17]" table:style-name="ce2">
            <text:p>25</text:p>
          </table:table-cell>
          <table:table-cell office:value-type="float" office:value="22.827651134357986" table:formula="of:=[.E17]+RAND()*[.$D$9]-[.$D$9]/2" table:style-name="ce2">
            <text:p>22.82765113</text:p>
          </table:table-cell>
          <table:table-cell office:value-type="float" office:value="2.1723488656420145" table:formula="of:=[.E17]-[.F17]" table:style-name="ce2">
            <text:p>2.172348866</text:p>
          </table:table-cell>
          <table:table-cell office:value-type="float" office:value="24.373510000000003" table:formula="of:=[.$D$11]*[.C17]+[.$D$12]*[.B17]" table:style-name="ce2">
            <text:p>24.37351</text:p>
          </table:table-cell>
          <table:table-cell office:value-type="float" office:value="18.600000000000001" table:formula="of:=[.$G$9]*[.C17]" table:style-name="ce2">
            <text:p>18.6</text:p>
          </table:table-cell>
          <table:table-cell office:value-type="float" office:value="15" table:formula="of:=[.$G$7]*[.C17]" table:style-name="ce2">
            <text:p>15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float" office:value="30" table:formula="of:=[.$D$7]*[.C18]+[.$D$8]*[.B18]" table:style-name="ce2">
            <text:p>30</text:p>
          </table:table-cell>
          <table:table-cell office:value-type="float" office:value="30.562715966593188" table:formula="of:=[.E18]+RAND()*[.$D$9]-[.$D$9]/2" table:style-name="ce2">
            <text:p>30.56271597</text:p>
          </table:table-cell>
          <table:table-cell office:value-type="float" office:value="-0.56271596659318845" table:formula="of:=[.E18]-[.F18]" table:style-name="ce2">
            <text:p>-0.562715967</text:p>
          </table:table-cell>
          <table:table-cell office:value-type="float" office:value="29.465050000000002" table:formula="of:=[.$D$11]*[.C18]+[.$D$12]*[.B18]" table:style-name="ce2">
            <text:p>29.46505</text:p>
          </table:table-cell>
          <table:table-cell office:value-type="float" office:value="24.8" table:formula="of:=[.$G$9]*[.C18]" table:style-name="ce2">
            <text:p>24.8</text:p>
          </table:table-cell>
          <table:table-cell office:value-type="float" office:value="20" table:formula="of:=[.$G$7]*[.C18]" table:style-name="ce2">
            <text:p>2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35" table:formula="of:=[.$D$7]*[.C19]+[.$D$8]*[.B19]" table:style-name="ce2">
            <text:p>35</text:p>
          </table:table-cell>
          <table:table-cell office:value-type="float" office:value="35.095770628447532" table:formula="of:=[.E19]+RAND()*[.$D$9]-[.$D$9]/2" table:style-name="ce2">
            <text:p>35.09577063</text:p>
          </table:table-cell>
          <table:table-cell office:value-type="float" office:value="-9.5770628447532147E-2" table:formula="of:=[.E19]-[.F19]" table:style-name="ce2">
            <text:p>-0.095770628</text:p>
          </table:table-cell>
          <table:table-cell office:value-type="float" office:value="34.55659" table:formula="of:=[.$D$11]*[.C19]+[.$D$12]*[.B19]" table:style-name="ce2">
            <text:p>34.55659</text:p>
          </table:table-cell>
          <table:table-cell office:value-type="float" office:value="31" table:formula="of:=[.$G$9]*[.C19]" table:style-name="ce2">
            <text:p>31</text:p>
          </table:table-cell>
          <table:table-cell office:value-type="float" office:value="25" table:formula="of:=[.$G$7]*[.C19]" table:style-name="ce2">
            <text:p>25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table:style-name="ce2"/>
          <table:table-cell office:value-type="float" office:value="40" table:formula="of:=[.$D$7]*[.C20]+[.$D$8]*[.B20]" table:style-name="ce2">
            <text:p>40</text:p>
          </table:table-cell>
          <table:table-cell office:value-type="float" office:value="37.171995755357521" table:formula="of:=[.E20]+RAND()*[.$D$9]-[.$D$9]/2" table:style-name="ce2">
            <text:p>37.17199576</text:p>
          </table:table-cell>
          <table:table-cell office:value-type="float" office:value="2.8280042446424787" table:formula="of:=[.E20]-[.F20]" table:style-name="ce2">
            <text:p>2.828004245</text:p>
          </table:table-cell>
          <table:table-cell office:value-type="float" office:value="39.648130000000002" table:formula="of:=[.$D$11]*[.C20]+[.$D$12]*[.B20]" table:style-name="ce2">
            <text:p>39.64813</text:p>
          </table:table-cell>
          <table:table-cell office:value-type="float" office:value="37.200000000000003" table:formula="of:=[.$G$9]*[.C20]" table:style-name="ce2">
            <text:p>37.2</text:p>
          </table:table-cell>
          <table:table-cell office:value-type="float" office:value="30" table:formula="of:=[.$G$7]*[.C20]" table:style-name="ce2">
            <text:p>3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45" table:formula="of:=[.$D$7]*[.C21]+[.$D$8]*[.B21]" table:style-name="ce2">
            <text:p>45</text:p>
          </table:table-cell>
          <table:table-cell office:value-type="float" office:value="45.243321135906086" table:formula="of:=[.E21]+RAND()*[.$D$9]-[.$D$9]/2" table:style-name="ce2">
            <text:p>45.24332114</text:p>
          </table:table-cell>
          <table:table-cell office:value-type="float" office:value="-0.24332113590608628" table:formula="of:=[.E21]-[.F21]" table:style-name="ce2">
            <text:p>-0.243321136</text:p>
          </table:table-cell>
          <table:table-cell office:value-type="float" office:value="44.739670000000004" table:formula="of:=[.$D$11]*[.C21]+[.$D$12]*[.B21]" table:style-name="ce2">
            <text:p>44.73967</text:p>
          </table:table-cell>
          <table:table-cell office:value-type="float" office:value="43.4" table:formula="of:=[.$G$9]*[.C21]" table:style-name="ce2">
            <text:p>43.4</text:p>
          </table:table-cell>
          <table:table-cell office:value-type="float" office:value="35" table:formula="of:=[.$G$7]*[.C21]" table:style-name="ce2">
            <text:p>35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float" office:value="50" table:formula="of:=[.$D$7]*[.C22]+[.$D$8]*[.B22]" table:style-name="ce2">
            <text:p>50</text:p>
          </table:table-cell>
          <table:table-cell office:value-type="float" office:value="49.47576337680448" table:formula="of:=[.E22]+RAND()*[.$D$9]-[.$D$9]/2" table:style-name="ce2">
            <text:p>49.47576338</text:p>
          </table:table-cell>
          <table:table-cell office:value-type="float" office:value="0.52423662319552022" table:formula="of:=[.E22]-[.F22]" table:style-name="ce2">
            <text:p>0.524236623</text:p>
          </table:table-cell>
          <table:table-cell office:value-type="float" office:value="49.831209999999999" table:formula="of:=[.$D$11]*[.C22]+[.$D$12]*[.B22]" table:style-name="ce2">
            <text:p>49.83121</text:p>
          </table:table-cell>
          <table:table-cell office:value-type="float" office:value="49.6" table:formula="of:=[.$G$9]*[.C22]" table:style-name="ce2">
            <text:p>49.6</text:p>
          </table:table-cell>
          <table:table-cell office:value-type="float" office:value="40" table:formula="of:=[.$G$7]*[.C22]" table:style-name="ce2">
            <text:p>4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55" table:formula="of:=[.$D$7]*[.C23]+[.$D$8]*[.B23]" table:style-name="ce2">
            <text:p>55</text:p>
          </table:table-cell>
          <table:table-cell office:value-type="float" office:value="58.150146230898052" table:formula="of:=[.E23]+RAND()*[.$D$9]-[.$D$9]/2" table:style-name="ce2">
            <text:p>58.15014623</text:p>
          </table:table-cell>
          <table:table-cell office:value-type="float" office:value="-3.1501462308980521" table:formula="of:=[.E23]-[.F23]" table:style-name="ce2">
            <text:p>-3.150146231</text:p>
          </table:table-cell>
          <table:table-cell office:value-type="float" office:value="54.922750000000008" table:formula="of:=[.$D$11]*[.C23]+[.$D$12]*[.B23]" table:style-name="ce2">
            <text:p>54.92275</text:p>
          </table:table-cell>
          <table:table-cell office:value-type="float" office:value="55.800000000000004" table:formula="of:=[.$G$9]*[.C23]" table:style-name="ce2">
            <text:p>55.8</text:p>
          </table:table-cell>
          <table:table-cell office:value-type="float" office:value="45" table:formula="of:=[.$G$7]*[.C23]" table:style-name="ce2">
            <text:p>45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0" table:style-name="ce2">
            <text:p>10</text:p>
          </table:table-cell>
          <table:table-cell table:style-name="ce2"/>
          <table:table-cell office:value-type="float" office:value="60" table:formula="of:=[.$D$7]*[.C24]+[.$D$8]*[.B24]" table:style-name="ce2">
            <text:p>60</text:p>
          </table:table-cell>
          <table:table-cell office:value-type="float" office:value="60.107104035259304" table:formula="of:=[.E24]+RAND()*[.$D$9]-[.$D$9]/2" table:style-name="ce2">
            <text:p>60.10710404</text:p>
          </table:table-cell>
          <table:table-cell office:value-type="float" office:value="-0.10710403525930445" table:formula="of:=[.E24]-[.F24]" table:style-name="ce2">
            <text:p>-0.107104035</text:p>
          </table:table-cell>
          <table:table-cell office:value-type="float" office:value="60.014290000000003" table:formula="of:=[.$D$11]*[.C24]+[.$D$12]*[.B24]" table:style-name="ce2">
            <text:p>60.01429</text:p>
          </table:table-cell>
          <table:table-cell office:value-type="float" office:value="62" table:formula="of:=[.$G$9]*[.C24]" table:style-name="ce2">
            <text:p>62</text:p>
          </table:table-cell>
          <table:table-cell office:value-type="float" office:value="50" table:formula="of:=[.$G$7]*[.C24]" table:style-name="ce2">
            <text:p>5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65" table:formula="of:=[.$D$7]*[.C25]+[.$D$8]*[.B25]" table:style-name="ce2">
            <text:p>65</text:p>
          </table:table-cell>
          <table:table-cell office:value-type="float" office:value="62.832815895467149" table:formula="of:=[.E25]+RAND()*[.$D$9]-[.$D$9]/2" table:style-name="ce2">
            <text:p>62.8328159</text:p>
          </table:table-cell>
          <table:table-cell office:value-type="float" office:value="2.1671841045328506" table:formula="of:=[.E25]-[.F25]" table:style-name="ce2">
            <text:p>2.167184105</text:p>
          </table:table-cell>
          <table:table-cell office:value-type="float" office:value="65.105829999999997" table:formula="of:=[.$D$11]*[.C25]+[.$D$12]*[.B25]" table:style-name="ce2">
            <text:p>65.10583</text:p>
          </table:table-cell>
          <table:table-cell office:value-type="float" office:value="68.2" table:formula="of:=[.$G$9]*[.C25]" table:style-name="ce2">
            <text:p>68.2</text:p>
          </table:table-cell>
          <table:table-cell office:value-type="float" office:value="55" table:formula="of:=[.$G$7]*[.C25]" table:style-name="ce2">
            <text:p>55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2" table:style-name="ce2">
            <text:p>12</text:p>
          </table:table-cell>
          <table:table-cell table:style-name="ce2"/>
          <table:table-cell office:value-type="float" office:value="70" table:formula="of:=[.$D$7]*[.C26]+[.$D$8]*[.B26]" table:style-name="ce2">
            <text:p>70</text:p>
          </table:table-cell>
          <table:table-cell office:value-type="float" office:value="70.480518002467264" table:formula="of:=[.E26]+RAND()*[.$D$9]-[.$D$9]/2" table:style-name="ce2">
            <text:p>70.480518</text:p>
          </table:table-cell>
          <table:table-cell office:value-type="float" office:value="-0.48051800246726373" table:formula="of:=[.E26]-[.F26]" table:style-name="ce2">
            <text:p>-0.480518002</text:p>
          </table:table-cell>
          <table:table-cell office:value-type="float" office:value="70.197370000000006" table:formula="of:=[.$D$11]*[.C26]+[.$D$12]*[.B26]" table:style-name="ce2">
            <text:p>70.19737</text:p>
          </table:table-cell>
          <table:table-cell office:value-type="float" office:value="74.400000000000006" table:formula="of:=[.$G$9]*[.C26]" table:style-name="ce2">
            <text:p>74.4</text:p>
          </table:table-cell>
          <table:table-cell office:value-type="float" office:value="60" table:formula="of:=[.$G$7]*[.C26]" table:style-name="ce2">
            <text:p>6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table:style-name="ce2"/>
          <table:table-cell office:value-type="float" office:value="75" table:formula="of:=[.$D$7]*[.C27]+[.$D$8]*[.B27]" table:style-name="ce2">
            <text:p>75</text:p>
          </table:table-cell>
          <table:table-cell office:value-type="float" office:value="72.071948231995705" table:formula="of:=[.E27]+RAND()*[.$D$9]-[.$D$9]/2" table:style-name="ce2">
            <text:p>72.07194823</text:p>
          </table:table-cell>
          <table:table-cell office:value-type="float" office:value="2.9280517680042948" table:formula="of:=[.E27]-[.F27]" table:style-name="ce2">
            <text:p>2.928051768</text:p>
          </table:table-cell>
          <table:table-cell office:value-type="float" office:value="75.288910000000001" table:formula="of:=[.$D$11]*[.C27]+[.$D$12]*[.B27]" table:style-name="ce2">
            <text:p>75.28891</text:p>
          </table:table-cell>
          <table:table-cell office:value-type="float" office:value="80.600000000000009" table:formula="of:=[.$G$9]*[.C27]" table:style-name="ce2">
            <text:p>80.6</text:p>
          </table:table-cell>
          <table:table-cell office:value-type="float" office:value="65" table:formula="of:=[.$G$7]*[.C27]" table:style-name="ce2">
            <text:p>65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4" table:style-name="ce2">
            <text:p>14</text:p>
          </table:table-cell>
          <table:table-cell table:style-name="ce2"/>
          <table:table-cell office:value-type="float" office:value="80" table:formula="of:=[.$D$7]*[.C28]+[.$D$8]*[.B28]" table:style-name="ce2">
            <text:p>80</text:p>
          </table:table-cell>
          <table:table-cell office:value-type="float" office:value="80.967329360229286" table:formula="of:=[.E28]+RAND()*[.$D$9]-[.$D$9]/2" table:style-name="ce2">
            <text:p>80.96732936</text:p>
          </table:table-cell>
          <table:table-cell office:value-type="float" office:value="-0.96732936022928584" table:formula="of:=[.E28]-[.F28]" table:style-name="ce2">
            <text:p>-0.96732936</text:p>
          </table:table-cell>
          <table:table-cell office:value-type="float" office:value="80.380449999999996" table:formula="of:=[.$D$11]*[.C28]+[.$D$12]*[.B28]" table:style-name="ce2">
            <text:p>80.38045</text:p>
          </table:table-cell>
          <table:table-cell office:value-type="float" office:value="86.8" table:formula="of:=[.$G$9]*[.C28]" table:style-name="ce2">
            <text:p>86.8</text:p>
          </table:table-cell>
          <table:table-cell office:value-type="float" office:value="70" table:formula="of:=[.$G$7]*[.C28]" table:style-name="ce2">
            <text:p>7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5" table:style-name="ce2">
            <text:p>15</text:p>
          </table:table-cell>
          <table:table-cell table:style-name="ce2"/>
          <table:table-cell office:value-type="float" office:value="85" table:formula="of:=[.$D$7]*[.C29]+[.$D$8]*[.B29]" table:style-name="ce2">
            <text:p>85</text:p>
          </table:table-cell>
          <table:table-cell office:value-type="float" office:value="87.430642212257084" table:formula="of:=[.E29]+RAND()*[.$D$9]-[.$D$9]/2" table:style-name="ce2">
            <text:p>87.43064221</text:p>
          </table:table-cell>
          <table:table-cell office:value-type="float" office:value="-2.4306422122570837" table:formula="of:=[.E29]-[.F29]" table:style-name="ce2">
            <text:p>-2.430642212</text:p>
          </table:table-cell>
          <table:table-cell office:value-type="float" office:value="85.471990000000005" table:formula="of:=[.$D$11]*[.C29]+[.$D$12]*[.B29]" table:style-name="ce2">
            <text:p>85.47199</text:p>
          </table:table-cell>
          <table:table-cell office:value-type="float" office:value="93" table:formula="of:=[.$G$9]*[.C29]" table:style-name="ce2">
            <text:p>93</text:p>
          </table:table-cell>
          <table:table-cell office:value-type="float" office:value="75" table:formula="of:=[.$G$7]*[.C29]" table:style-name="ce2">
            <text:p>75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6" table:style-name="ce2">
            <text:p>16</text:p>
          </table:table-cell>
          <table:table-cell table:style-name="ce2"/>
          <table:table-cell office:value-type="float" office:value="90" table:formula="of:=[.$D$7]*[.C30]+[.$D$8]*[.B30]" table:style-name="ce2">
            <text:p>90</text:p>
          </table:table-cell>
          <table:table-cell office:value-type="float" office:value="92.052064205540972" table:formula="of:=[.E30]+RAND()*[.$D$9]-[.$D$9]/2" table:style-name="ce2">
            <text:p>92.05206421</text:p>
          </table:table-cell>
          <table:table-cell office:value-type="float" office:value="-2.0520642055409724" table:formula="of:=[.E30]-[.F30]" table:style-name="ce2">
            <text:p>-2.052064206</text:p>
          </table:table-cell>
          <table:table-cell office:value-type="float" office:value="90.56353" table:formula="of:=[.$D$11]*[.C30]+[.$D$12]*[.B30]" table:style-name="ce2">
            <text:p>90.56353</text:p>
          </table:table-cell>
          <table:table-cell office:value-type="float" office:value="99.2" table:formula="of:=[.$G$9]*[.C30]" table:style-name="ce2">
            <text:p>99.2</text:p>
          </table:table-cell>
          <table:table-cell office:value-type="float" office:value="80" table:formula="of:=[.$G$7]*[.C30]" table:style-name="ce2">
            <text:p>8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7" table:style-name="ce2">
            <text:p>17</text:p>
          </table:table-cell>
          <table:table-cell table:style-name="ce2"/>
          <table:table-cell office:value-type="float" office:value="95" table:formula="of:=[.$D$7]*[.C31]+[.$D$8]*[.B31]" table:style-name="ce2">
            <text:p>95</text:p>
          </table:table-cell>
          <table:table-cell office:value-type="float" office:value="97.711185123055728" table:formula="of:=[.E31]+RAND()*[.$D$9]-[.$D$9]/2" table:style-name="ce2">
            <text:p>97.71118512</text:p>
          </table:table-cell>
          <table:table-cell office:value-type="float" office:value="-2.7111851230557278" table:formula="of:=[.E31]-[.F31]" table:style-name="ce2">
            <text:p>-2.711185123</text:p>
          </table:table-cell>
          <table:table-cell office:value-type="float" office:value="95.655069999999995" table:formula="of:=[.$D$11]*[.C31]+[.$D$12]*[.B31]" table:style-name="ce2">
            <text:p>95.65507</text:p>
          </table:table-cell>
          <table:table-cell office:value-type="float" office:value="105.4" table:formula="of:=[.$G$9]*[.C31]" table:style-name="ce2">
            <text:p>105.4</text:p>
          </table:table-cell>
          <table:table-cell office:value-type="float" office:value="85" table:formula="of:=[.$G$7]*[.C31]" table:style-name="ce2">
            <text:p>85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float" office:value="18" table:style-name="ce2">
            <text:p>18</text:p>
          </table:table-cell>
          <table:table-cell table:style-name="ce2"/>
          <table:table-cell office:value-type="float" office:value="100" table:formula="of:=[.$D$7]*[.C32]+[.$D$8]*[.B32]" table:style-name="ce2">
            <text:p>100</text:p>
          </table:table-cell>
          <table:table-cell office:value-type="float" office:value="98.192684165876784" table:formula="of:=[.E32]+RAND()*[.$D$9]-[.$D$9]/2" table:style-name="ce2">
            <text:p>98.19268417</text:p>
          </table:table-cell>
          <table:table-cell office:value-type="float" office:value="1.8073158341232158" table:formula="of:=[.E32]-[.F32]" table:style-name="ce2">
            <text:p>1.807315834</text:p>
          </table:table-cell>
          <table:table-cell office:value-type="float" office:value="100.74661" table:formula="of:=[.$D$11]*[.C32]+[.$D$12]*[.B32]" table:style-name="ce2">
            <text:p>100.74661</text:p>
          </table:table-cell>
          <table:table-cell office:value-type="float" office:value="111.60000000000001" table:formula="of:=[.$G$9]*[.C32]" table:style-name="ce2">
            <text:p>111.6</text:p>
          </table:table-cell>
          <table:table-cell office:value-type="float" office:value="90" table:formula="of:=[.$G$7]*[.C32]" table:style-name="ce2">
            <text:p>90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float" office:value="19" table:style-name="ce2">
            <text:p>19</text:p>
          </table:table-cell>
          <table:table-cell table:style-name="ce2"/>
          <table:table-cell office:value-type="float" office:value="105" table:formula="of:=[.$D$7]*[.C33]+[.$D$8]*[.B33]" table:style-name="ce2">
            <text:p>105</text:p>
          </table:table-cell>
          <table:table-cell office:value-type="float" office:value="105.40782515865801" table:formula="of:=[.E33]+RAND()*[.$D$9]-[.$D$9]/2" table:style-name="ce2">
            <text:p>105.4078252</text:p>
          </table:table-cell>
          <table:table-cell office:value-type="float" office:value="-0.40782515865801372" table:formula="of:=[.E33]-[.F33]" table:style-name="ce2">
            <text:p>-0.407825159</text:p>
          </table:table-cell>
          <table:table-cell office:value-type="float" office:value="105.83815" table:formula="of:=[.$D$11]*[.C33]+[.$D$12]*[.B33]" table:style-name="ce2">
            <text:p>105.83815</text:p>
          </table:table-cell>
          <table:table-cell office:value-type="float" office:value="117.8" table:formula="of:=[.$G$9]*[.C33]" table:style-name="ce2">
            <text:p>117.8</text:p>
          </table:table-cell>
          <table:table-cell office:value-type="float" office:value="95" table:formula="of:=[.$G$7]*[.C33]" table:style-name="ce2">
            <text:p>95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float" office:value="20" table:style-name="ce2">
            <text:p>20</text:p>
          </table:table-cell>
          <table:table-cell table:style-name="ce2"/>
          <table:table-cell office:value-type="float" office:value="110" table:formula="of:=[.$D$7]*[.C34]+[.$D$8]*[.B34]" table:style-name="ce2">
            <text:p>110</text:p>
          </table:table-cell>
          <table:table-cell office:value-type="float" office:value="109.15935837068687" table:formula="of:=[.E34]+RAND()*[.$D$9]-[.$D$9]/2" table:style-name="ce2">
            <text:p>109.1593584</text:p>
          </table:table-cell>
          <table:table-cell office:value-type="float" office:value="0.8406416293131258" table:formula="of:=[.E34]-[.F34]" table:style-name="ce2">
            <text:p>0.840641629</text:p>
          </table:table-cell>
          <table:table-cell office:value-type="float" office:value="110.92969000000001" table:formula="of:=[.$D$11]*[.C34]+[.$D$12]*[.B34]" table:style-name="ce2">
            <text:p>110.92969</text:p>
          </table:table-cell>
          <table:table-cell office:value-type="float" office:value="124" table:formula="of:=[.$G$9]*[.C34]" table:style-name="ce2">
            <text:p>124</text:p>
          </table:table-cell>
          <table:table-cell office:value-type="float" office:value="100" table:formula="of:=[.$G$7]*[.C34]" table:style-name="ce2">
            <text:p>100</text:p>
          </table:table-cell>
          <table:table-cell table:number-columns-repeated="16374"/>
        </table:table-row>
        <table:table-row table:number-rows-repeated="104854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meta:initial-creator>Mark Lehr</meta:initial-creator>
    <dc:creator>Akter, Khadiza</dc:creator>
    <meta:creation-date>2021-09-15T18:27:26Z</meta:creation-date>
    <dc:date>2024-10-04T04:18:40Z</dc:date>
    <meta:editing-cycles>9</meta:editing-cycles>
    <meta:editing-duration>PT191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156082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97132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196b24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0f9e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automatic" chart:connect-bars="false" chart:interpolation="cubic-spline" chart:solid-type="cuboid"/>
      <style:graphic-properties draw:fill="none" draw:stroke="solid" svg:stroke-width="0.04167in" svg:stroke-color="#a02b93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17.50031496063pt" svg:width="498.14968503937pt" chart:style-name="Crt0">
        <chart:title chart:style-name="CT00">
          <text:p text:style-name="a0" text:class-names="" text:cond-style-name="">Asymptotic Analysi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unction Behavior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umber of data points</text:p>
            </chart:title>
            <chart:grid chart:class="major" chart:style-name="GMa1"/>
          </chart:axis>
          <chart:series chart:label-cell-address="Example.$E$13" chart:values-cell-range-address="Example.$E$15:.$E$34" chart:class="chart:scatter" chart:attached-axis="primary-y" chart:style-name="G0S0">
            <chart:domain table:cell-range-address="Example.$C$15:.$C$34"/>
            <chart:data-point chart:repeated="20"/>
          </chart:series>
          <chart:series chart:label-cell-address="Example.$I$11" chart:values-cell-range-address="Example.$I$15:.$I$34" chart:class="chart:scatter" chart:attached-axis="primary-y" chart:style-name="G0S1">
            <chart:domain table:cell-range-address="Example.$C$15:.$C$34"/>
            <chart:data-point chart:repeated="20"/>
          </chart:series>
          <chart:series chart:label-cell-address="Example.$F$14" chart:values-cell-range-address="Example.$F$15:.$F$34" chart:class="chart:scatter" chart:attached-axis="primary-y" chart:style-name="G0S2">
            <chart:domain table:cell-range-address="Example.$C$15:.$C$34"/>
            <chart:data-point chart:repeated="20"/>
          </chart:series>
          <chart:series chart:label-cell-address="Example.$H$13" chart:values-cell-range-address="Example.$H$15:.$H$34" chart:class="chart:scatter" chart:attached-axis="primary-y" chart:style-name="G0S3">
            <chart:domain table:cell-range-address="Example.$C$15:.$C$34"/>
            <chart:data-point chart:repeated="20"/>
          </chart:series>
          <chart:series chart:label-cell-address="Example.$J$11" chart:values-cell-range-address="Example.$J$15:.$J$34" chart:class="chart:scatter" chart:attached-axis="primary-y" chart:style-name="G0S4">
            <chart:domain table:cell-range-address="Example.$C$15:.$C$34"/>
            <chart:data-point chart:repeated="2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